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a6b5e" officeooo:paragraph-rsid="000a6b5e"/>
    </style:style>
    <style:style style:name="P2" style:family="paragraph" style:parent-style-name="Standard">
      <style:text-properties fo:language="en" fo:country="US" officeooo:rsid="000adb65" officeooo:paragraph-rsid="000adb65"/>
    </style:style>
    <style:style style:name="P3" style:family="paragraph" style:parent-style-name="Standard">
      <style:text-properties fo:language="en" fo:country="US" officeooo:rsid="000adb65" officeooo:paragraph-rsid="000adb65"/>
    </style:style>
    <style:style style:name="P4" style:family="paragraph" style:parent-style-name="Standard">
      <style:text-properties fo:language="en" fo:country="US" officeooo:rsid="000b7faa" officeooo:paragraph-rsid="000b7f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kjhgfADSFG <text:s/></text:p>
      <text:p text:style-name="P2">ugycfvgbhjkotfugbhjk</text:p>
      <text:p text:style-name="P4">1234567890-=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10T13:25:22.463000000</dc:date>
    <meta:editing-duration>PT29S</meta:editing-duration>
    <meta:editing-cycles>4</meta:editing-cycles>
    <meta:generator>LibreOffice/7.3.4.2$Windows_X86_64 LibreOffice_project/728fec16bd5f605073805c3c9e7c4212a0120dc5</meta:generator>
    <meta:document-statistic meta:table-count="0" meta:image-count="0" meta:object-count="0" meta:page-count="1" meta:paragraph-count="3" meta:word-count="3" meta:character-count="45" meta:non-whitespace-character-count="43"/>
  </office:meta>
</office:document-meta>
</file>